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co3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PU</text:p>
          </table:table-cell>
          <table:table-cell office:value-type="string">
            <text:p>KGPU/NVIDIA-CUDA</text:p>
          </table:table-cell>
          <table:table-cell office:value-type="string">
            <text:p>KGPU/Gdev-CUDA</text:p>
          </table:table-cell>
          <table:table-cell office:value-type="string">
            <text:p>Gdev-KCUDA</text:p>
          </table:table-cell>
        </table:table-row>
        <table:table-row table:style-name="ro1">
          <table:table-cell table:number-columns-repeated="2"/>
          <table:table-cell office:value-type="string">
            <text:p>1M</text:p>
          </table:table-cell>
          <table:table-cell office:value-type="float" office:value="93.8">
            <text:p>93.8</text:p>
          </table:table-cell>
          <table:table-cell office:value-type="float" office:value="194">
            <text:p>194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table:number-columns-repeated="2"/>
          <table:table-cell office:value-type="string">
            <text:p>2M</text:p>
          </table:table-cell>
          <table:table-cell office:value-type="float" office:value="92.4">
            <text:p>92.4</text:p>
          </table:table-cell>
          <table:table-cell office:value-type="float" office:value="167">
            <text:p>167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number-columns-repeated="2"/>
          <table:table-cell office:value-type="string">
            <text:p>4M</text:p>
          </table:table-cell>
          <table:table-cell office:value-type="float" office:value="89.9">
            <text:p>89.9</text:p>
          </table:table-cell>
          <table:table-cell office:value-type="float" office:value="168">
            <text:p>168</text:p>
          </table:table-cell>
          <table:table-cell office:value-type="float" office:value="139">
            <text:p>13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number-columns-repeated="2"/>
          <table:table-cell office:value-type="string">
            <text:p>8M</text:p>
          </table:table-cell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office:value-type="float" office:value="144">
            <text:p>14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2"/>
          <table:table-cell office:value-type="string">
            <text:p>16M</text:p>
          </table:table-cell>
          <table:table-cell office:value-type="float" office:value="90">
            <text:p>90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2"/>
          <table:table-cell office:value-type="string">
            <text:p>32M</text:p>
          </table:table-cell>
          <table:table-cell office:value-type="float" office:value="90.9">
            <text:p>90.9</text:p>
          </table:table-cell>
          <table:table-cell office:value-type="float" office:value="172">
            <text:p>172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table:number-columns-repeated="2"/>
          <table:table-cell office:value-type="string">
            <text:p>64M</text:p>
          </table:table-cell>
          <table:table-cell office:value-type="float" office:value="91.5">
            <text:p>91.5</text:p>
          </table:table-cell>
          <table:table-cell office:value-type="float" office:value="174">
            <text:p>17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2"/>
          <table:table-cell office:value-type="string">
            <text:p>128M</text:p>
          </table:table-cell>
          <table:table-cell office:value-type="float" office:value="92.6">
            <text:p>92.6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string">
            <text:p>256M</text:p>
          </table:table-cell>
          <table:table-cell office:value-type="float" office:value="92.6">
            <text:p>92.6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11/23/2011</text:date>, <text:time>19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1-11-22T19:12:13</meta:creation-date>
    <dc:date>2011-11-23T19:51:21</dc:date>
    <dc:creator>Shinpei Kato</dc:creator>
    <meta:editing-duration>PT48M47S</meta:editing-duration>
    <meta:editing-cycles>8</meta:editing-cycles>
    <meta:generator>LibreOffice/3.3$Unix LibreOffice_project/330m19$Build-301</meta:generator>
    <meta:document-statistic meta:table-count="3" meta:cell-count="49" meta:object-count="0"/>
  </office:meta>
</office:document-meta>
</file>